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A300001CDC00001D394A37E6AE7E9026D4.svm" manifest:media-type=""/>
  <manifest:file-entry manifest:full-path="Pictures/10000000000002FE00000249554024FBCA5CEF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15cm" fo:min-width="0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style:font-name="Times New Roman"/>
    </style:style>
    <style:style style:name="P4" style:family="paragraph">
      <loext:graphic-properties draw:fill="none" draw:fill-color="#ffffff"/>
      <style:text-properties style:font-name="Times New Roman" fo:font-size="20pt" style:font-size-asian="20pt" style:font-size-complex="20pt"/>
    </style:style>
    <style:style style:name="P5" style:family="paragraph">
      <style:text-properties style:font-name="Times New Roman" fo:font-size="16pt" style:font-size-asian="16pt" style:font-size-complex="16pt"/>
    </style:style>
    <style:style style:name="P6" style:family="paragraph">
      <loext:graphic-properties draw:fill="none" draw:fill-color="#ffffff"/>
      <style:text-properties style:font-name="Times New Roman"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7.387cm" svg:height="7.48cm" svg:x="10.434cm" svg:y="6.827cm">
          <draw:image xlink:href="Pictures/200000A300001CDC00001D394A37E6AE7E9026D4.svm" xlink:type="simple" xlink:show="embed" xlink:actuate="onLoad">
            <text:p/>
          </draw:image>
        </draw:frame>
        <draw:frame draw:style-name="gr1" draw:text-style-name="P1" draw:layer="layout" svg:width="8.6cm" svg:height="7cm" svg:x="0.6cm" svg:y="7cm">
          <draw:image xlink:href="Pictures/10000000000002FE00000249554024FBCA5CEF69.png" xlink:type="simple" xlink:show="embed" xlink:actuate="onLoad">
            <text:p/>
          </draw:image>
        </draw:frame>
        <draw:custom-shape draw:style-name="gr2" draw:text-style-name="P2" draw:layer="layout" svg:width="1.4cm" svg:height="2.4cm" draw:transform="skewX (0.0195476876223365) translate (8.147cm 11.3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16cm" svg:height="1.034cm" svg:x="2.636cm" svg:y="5.238cm">
          <draw:text-box>
            <text:p text:style-name="P3"><text:span text:style-name="T1">1. Simulation</text:span></text:p>
          </draw:text-box>
        </draw:frame>
        <draw:frame draw:style-name="gr3" draw:text-style-name="P4" draw:layer="layout" svg:width="6.374cm" svg:height="1.034cm" svg:x="10.955cm" svg:y="5.2cm">
          <draw:text-box>
            <text:p text:style-name="P3"><text:span text:style-name="T1">2. Real-data analysis</text:span></text:p>
          </draw:text-box>
        </draw:frame>
        <draw:frame draw:style-name="gr3" draw:text-style-name="P4" draw:layer="layout" svg:width="6.344cm" svg:height="1.034cm" svg:x="20cm" svg:y="5.2cm">
          <draw:text-box>
            <text:p text:style-name="P3"><text:span text:style-name="T1">3. Regulation design</text:span></text:p>
          </draw:text-box>
        </draw:frame>
        <draw:frame draw:style-name="gr4" draw:text-style-name="P6" draw:layer="layout" svg:width="8.6cm" svg:height="2.759cm" svg:x="18.8cm" svg:y="8.241cm">
          <draw:text-box>
            <text:p text:style-name="P5"><text:span text:style-name="T2">The simulation result was reflected in the plan of selection of the target stocks in the tick size reduction of Tokyo Stock Exchange in 2014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3:00:53.630000000</meta:creation-date>
    <dc:date>2018-03-23T13:13:30.650000000</dc:date>
    <meta:editing-duration>PT12M37S</meta:editing-duration>
    <meta:editing-cycles>6</meta:editing-cycles>
    <meta:generator>LibreOffice/5.4.4.2$Windows_X86_64 LibreOffice_project/2524958677847fb3bb44820e40380acbe820f960</meta:generator>
    <meta:document-statistic meta:object-count="30"/>
  </office:meta>
</office:document-meta>
</file>